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300000157C9529ADFBC2026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cm" svg:height="5.96cm" svg:x="0.155cm" svg:y="0.447cm">
          <draw:image xlink:href="Pictures/100000000000034300000157C9529ADFBC2026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4T16:08:50.081000000</dc:date>
    <meta:editing-duration>PT2M59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